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3.387cm" style:rel-column-width="1920*"/>
    </style:style>
    <style:style style:name="Tabela4.B" style:family="table-column">
      <style:table-column-properties style:column-width="1.746cm" style:rel-column-width="990*"/>
    </style:style>
    <style:style style:name="Tabela4.C" style:family="table-column">
      <style:table-column-properties style:column-width="11.866cm" style:rel-column-width="672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C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4*"/>
    </style:style>
    <style:style style:name="Tabela1.B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margin-left="0.009cm" fo:margin-right="0.009cm" fo:text-align="justify" style:justify-single-word="false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 LAB 5-6 – Adrian Wiśniewski</text:h>
      <text:p text:style-name="Text_20_body"><text:tab/>Klasyfikator tworzę wykorzystując głosowanie z wagami zgodnie z regułą Bayesa opisaną na wykładzie. Zgodnie z zaleceniami, zbiór danych jest dzielony na dwie połowy, z których jedna jest wykorzystana do policzenia wag, a druga do przeprowadzenia testów jakości. Problem brakujących próbek i zerowych wartości prawdopodobieństwa w iloczynie rozwiązałem poprzez znalezienie najmniejszej wartości prawdopodobieństwa występującej we wszystkich macierzach prawdopodobieństw wszystkich klasyfikatorów i zamianę wartości zerowych w tych macierzach przez znalezione minimum pomniejszone dziesięciokrotnie. Klasyfikator generuje serię wyników dla różnych wartości progu alfa.</text:p>
      <text:h text:style-name="Heading_20_2" text:outline-level="2">Wyniki</text:h>
      <text:p text:style-name="Text_20_body">Zbiór danych można podzielić na następujące rozłączne grupy przykładów: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">Grupa przykładów</text:p>
          </table:table-cell>
          <table:table-cell table:style-name="Tabela4.A1" office:value-type="string">
            <text:p text:style-name="P2">Liczność</text:p>
          </table:table-cell>
          <table:table-cell table:style-name="Tabela4.C1" office:value-type="string">
            <text:p text:style-name="P2">Opis</text:p>
          </table:table-cell>
        </table:table-row>
        <table:table-row>
          <table:table-cell table:style-name="Tabela4.A2" office:value-type="string">
            <text:p text:style-name="P2">Złośliwe</text:p>
          </table:table-cell>
          <table:table-cell table:style-name="Tabela4.A2" office:value-type="string">
            <text:p text:style-name="P2">0.23%</text:p>
          </table:table-cell>
          <table:table-cell table:style-name="Tabela4.C2" office:value-type="string">
            <text:p text:style-name="P2">Klasyfikatory są jednomyślne, ale głosują źle</text:p>
          </table:table-cell>
        </table:table-row>
        <table:table-row>
          <table:table-cell table:style-name="Tabela4.A2" office:value-type="string">
            <text:p text:style-name="P2">Złe</text:p>
          </table:table-cell>
          <table:table-cell table:style-name="Tabela4.A2" office:value-type="string">
            <text:p text:style-name="P2">0.13%</text:p>
          </table:table-cell>
          <table:table-cell table:style-name="Tabela4.C2" office:value-type="string">
            <text:p text:style-name="P2">Żaden klasyfikator nie podał poprawnej klasy</text:p>
          </table:table-cell>
        </table:table-row>
        <table:table-row>
          <table:table-cell table:style-name="Tabela4.A2" office:value-type="string">
            <text:p text:style-name="P2">Dobre</text:p>
          </table:table-cell>
          <table:table-cell table:style-name="Tabela4.A2" office:value-type="string">
            <text:p text:style-name="P2">4.09%</text:p>
          </table:table-cell>
          <table:table-cell table:style-name="Tabela4.C2" office:value-type="string">
            <text:p text:style-name="P2">Conajmniej jeden klasyfikator podał poprawną klasę</text:p>
          </table:table-cell>
        </table:table-row>
        <table:table-row>
          <table:table-cell table:style-name="Tabela4.A2" office:value-type="string">
            <text:p text:style-name="P2">Proste</text:p>
          </table:table-cell>
          <table:table-cell table:style-name="Tabela4.A2" office:value-type="string">
            <text:p text:style-name="P2">95.55%</text:p>
          </table:table-cell>
          <table:table-cell table:style-name="Tabela4.C2" office:value-type="string">
            <text:p text:style-name="P2">Klasyfikatory są jednomyślne i głosują dobrze</text:p>
          </table:table-cell>
        </table:table-row>
      </table:table>
      <text:p text:style-name="Text_20_body"/>
      <text:p text:style-name="Text_20_body">Z całego zbioru danych jedynie około 4% (400 sztuk na 10 000) stanowi dane ciekawe z punktu widzenia metaklasyfikacji. Dane należące do grupy prostej będą klasyfikowane przez dowolny rozsądny algorytm poprawnie, natomiast dane złośliwe zawsze będą generowały bład. Z tego względu skuteczność budowanych metaklasyfikatorów w dużym stopniu zależy od tego jak przykłady zostaną podzielone. W tabeli poniżej przedstawiono wyniki dziesięciu kolejnych klasyfikatorów zbudowanych na losowym podziale zbioru danych względem wartości progu alfa. Tabela zawieraje w każdej komórce kolejno wartość minimalną, średnią oraz maksymalną.</text:p>
      <text:p text:style-name="Text_20_body"/>
      <text:p text:style-name="Text_20_body"><draw:frame draw:style-name="fr1" draw:name="Ramka1" text:anchor-type="paragraph" svg:width="11.977cm" draw:z-index="0"><draw:text-box fo:min-height="4.969cm"><text:p text:style-name="Illustration"><draw:frame draw:style-name="fr2" draw:name="Obiekt1" text:anchor-type="paragraph" svg:x="0.004cm" svg:y="0.002cm" svg:width="11.977cm" style:rel-width="100%" svg:height="4.969cm" style:rel-height="scale" draw:z-index="1"><draw:object xlink:href="./Object 1" xlink:type="simple" xlink:show="embed" xlink:actuate="onLoad"/><draw:image xlink:href="./ObjectReplacements/Object 1" xlink:type="simple" xlink:show="embed" xlink:actuate="onLoad"/></draw:frame>Ilustracja <text:sequence text:ref-name="refIllustration0" text:name="Illustration" text:formula="ooow:Illustration+1" style:num-format="1">1</text:sequence>: Wyniki testów dla dziesięciu kolejnych prób</text:p></draw:text-box></draw:frame></text:p>
      <text:p text:style-name="Text_20_body">Uśredniając wyniki metoda potrafi zbudować klasyfikatory zmniejszające liczbę błędnych decyzji przy zwiększeniu decyzji wymijających i lekkim pogorszeniu skuteczności klasyfikacji. Wśród zbudowanych klasyfikatorów można znaleźć także klasyfikatory lepsze niż referencyjne np.:</text:p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row>
          <table:table-cell table:style-name="Tabela1.A1" office:value-type="string">
            <text:p text:style-name="Text_20_body">Próg</text:p>
          </table:table-cell>
          <table:table-cell table:style-name="Tabela1.A1" office:value-type="string">
            <text:p text:style-name="Text_20_body">Skuteczność</text:p>
          </table:table-cell>
          <table:table-cell table:style-name="Tabela1.A1" office:value-type="string">
            <text:p text:style-name="Text_20_body">Błędy</text:p>
          </table:table-cell>
          <table:table-cell table:style-name="Tabela1.D1" office:value-type="string">
            <text:p text:style-name="Text_20_body">Decyzje wymijające</text:p>
          </table:table-cell>
        </table:table-row>
        <table:table-row>
          <table:table-cell table:style-name="Tabela1.A2" office:value-type="string">
            <text:p text:style-name="Text_20_body">0,97</text:p>
          </table:table-cell>
          <table:table-cell table:style-name="Tabela1.A2" office:value-type="string">
            <text:p text:style-name="Text_20_body">0,9848</text:p>
          </table:table-cell>
          <table:table-cell table:style-name="Tabela1.A2" office:value-type="string">
            <text:p text:style-name="Text_20_body">0,0106</text:p>
          </table:table-cell>
          <table:table-cell table:style-name="Tabela1.D2" office:value-type="string">
            <text:p text:style-name="Text_20_body">0,0046</text:p>
          </table:table-cell>
        </table:table-row>
      </table:table>
      <text:h text:style-name="Heading_20_2" text:outline-level="2"><text:soft-page-break/>Implementacja</text:h>
      <text:list xml:id="list40526992" text:style-name="L1">
        <text:list-item>
          <text:p text:style-name="P4">[result] = labmeta(rec_in, tstl_in) – funkcja fasadowa wykonująca całe laboratorium.</text:p>
          <text:list>
            <text:list-item>
              <text:p text:style-name="P4">rec_in – zbiór danych</text:p>
            </text:list-item>
            <text:list-item>
              <text:p text:style-name="P4">tstl_in – etykiety zbioru danych</text:p>
            </text:list-item>
            <text:list-item>
              <text:p text:style-name="P4">result – macierz zawierająca w kolumnach wartości kolejno: próg, skuteczność, błąd, odrzut</text:p>
            </text:list-item>
          </text:list>
        </text:list-item>
        <text:list-item>
          <text:p text:style-name="P4">[labels] = classifyMetaBayes(tvec, tlab, tstv, threshold) – funkcja budująca model metaklasyfikatora z użyciem reguły Bayesa i klasyfikująca przykłady zgodnie ze zbudowanym modelem</text:p>
          <text:list>
            <text:list-item>
              <text:p text:style-name="P4">threshold – wartość progu alfa</text:p>
            </text:list-item>
            <text:list-item>
              <text:p text:style-name="P4">labels – etykiety nadane przez metaklasyfikato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12M31S</meta:editing-duration>
    <meta:editing-cycles>45</meta:editing-cycles>
    <meta:generator>OpenOffice.org/3.3$Win32 OpenOffice.org_project/330m20$Build-9567</meta:generator>
    <dc:date>2012-06-11T21:46:57.65</dc:date>
    <meta:document-statistic meta:table-count="2" meta:image-count="0" meta:object-count="1" meta:page-count="2" meta:paragraph-count="38" meta:word-count="334" meta:character-count="25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3.0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Próg (alfa)</text:p>
          </table:table-cell>
          <table:table-cell office:value-type="string">
            <text:p>Skuteczność</text:p>
          </table:table-cell>
          <table:table-cell office:value-type="string">
            <text:p>Błąd</text:p>
          </table:table-cell>
          <table:table-cell office:value-type="string">
            <text:p>Odrzut</text:p>
          </table:table-cell>
        </table:table-row>
        <table:table-row table:style-name="ro1">
          <table:table-cell table:number-columns-repeated="6"/>
          <table:table-cell office:value-type="float" office:value="0.5">
            <text:p>0,5</text:p>
          </table:table-cell>
          <table:table-cell table:style-name="ce1" office:value-type="string">
            <text:p>98,36 - 98,59 - 98,80</text:p>
          </table:table-cell>
          <table:table-cell table:style-name="ce1" office:value-type="string">
            <text:p>1,18 - 1,40 - 1,64</text:p>
          </table:table-cell>
          <table:table-cell table:style-name="ce1" office:value-type="string">
            <text:p>0,00 - 0,01 - 0,02</text:p>
          </table:table-cell>
        </table:table-row>
        <table:table-row table:style-name="ro1">
          <table:table-cell table:number-columns-repeated="6"/>
          <table:table-cell office:value-type="float" office:value="0.7">
            <text:p>0,7</text:p>
          </table:table-cell>
          <table:table-cell table:style-name="ce1" office:value-type="string">
            <text:p>98,32 - 98,53 - 98,74</text:p>
          </table:table-cell>
          <table:table-cell table:style-name="ce1" office:value-type="string">
            <text:p>1,12 - 1,34 - 1,60</text:p>
          </table:table-cell>
          <table:table-cell table:style-name="ce1" office:value-type="string">
            <text:p>0,06 - 0,13 - 0,26</text:p>
          </table:table-cell>
        </table:table-row>
        <table:table-row table:style-name="ro1">
          <table:table-cell table:number-columns-repeated="6"/>
          <table:table-cell office:value-type="float" office:value="0.8">
            <text:p>0,8</text:p>
          </table:table-cell>
          <table:table-cell table:style-name="ce1" office:value-type="string">
            <text:p>98,26 - 98,50 - 98,70</text:p>
          </table:table-cell>
          <table:table-cell table:style-name="ce1" office:value-type="string">
            <text:p>1,10 - 1,32 - 1,60</text:p>
          </table:table-cell>
          <table:table-cell table:style-name="ce1" office:value-type="string">
            <text:p>0,14 - 0,18 - 0,28</text:p>
          </table:table-cell>
        </table:table-row>
        <table:table-row table:style-name="ro1">
          <table:table-cell table:number-columns-repeated="6"/>
          <table:table-cell office:value-type="float" office:value="0.9">
            <text:p>0,9</text:p>
          </table:table-cell>
          <table:table-cell table:style-name="ce1" office:value-type="string">
            <text:p>98,26 - 98,47 - 98,64</text:p>
          </table:table-cell>
          <table:table-cell table:style-name="ce1" office:value-type="string">
            <text:p>1,08 - 1,28 - 1,58</text:p>
          </table:table-cell>
          <table:table-cell table:style-name="ce1" office:value-type="string">
            <text:p>0,16 - 0,25 - 0,34</text:p>
          </table:table-cell>
        </table:table-row>
        <table:table-row table:style-name="ro1">
          <table:table-cell table:number-columns-repeated="6"/>
          <table:table-cell office:value-type="float" office:value="0.95">
            <text:p>0,95</text:p>
          </table:table-cell>
          <table:table-cell table:style-name="ce1" office:value-type="string">
            <text:p>98,24 - 98,41 - 98,60</text:p>
          </table:table-cell>
          <table:table-cell table:style-name="ce1" office:value-type="string">
            <text:p>1,02 - 1,24 - 1,56</text:p>
          </table:table-cell>
          <table:table-cell table:style-name="ce1" office:value-type="string">
            <text:p>0,20 - 0,34 - 0,44</text:p>
          </table:table-cell>
        </table:table-row>
        <table:table-row table:style-name="ro1">
          <table:table-cell table:number-columns-repeated="6"/>
          <table:table-cell office:value-type="float" office:value="0.97">
            <text:p>0,97</text:p>
          </table:table-cell>
          <table:table-cell table:style-name="ce1" office:value-type="string">
            <text:p>98,18 - 98,38 - 98,52</text:p>
          </table:table-cell>
          <table:table-cell table:style-name="ce1" office:value-type="string">
            <text:p>1,00 - 1,21 - 1,54</text:p>
          </table:table-cell>
          <table:table-cell table:style-name="ce1" office:value-type="string">
            <text:p>0,28 - 0,42 - 0,54</text:p>
          </table:table-cell>
        </table:table-row>
        <table:table-row table:style-name="ro1">
          <table:table-cell table:number-columns-repeated="6"/>
          <table:table-cell office:value-type="float" office:value="0.99">
            <text:p>0,99</text:p>
          </table:table-cell>
          <table:table-cell table:style-name="ce1" office:value-type="string">
            <text:p>98,00 - 98,26 - 98,42</text:p>
          </table:table-cell>
          <table:table-cell table:style-name="ce1" office:value-type="string">
            <text:p>0,94 - 1,11 - 1,34</text:p>
          </table:table-cell>
          <table:table-cell table:style-name="ce1" office:value-type="string">
            <text:p>0,48 - 0,63 - 0,78</text:p>
          </table:table-cell>
        </table:table-row>
        <table:table-row table:style-name="ro1">
          <table:table-cell table:number-columns-repeated="6"/>
          <table:table-cell office:value-type="float" office:value="0.995">
            <text:p>0,995</text:p>
          </table:table-cell>
          <table:table-cell table:style-name="ce1" office:value-type="string">
            <text:p>97,88 - 98,19 - 98,36</text:p>
          </table:table-cell>
          <table:table-cell table:style-name="ce1" office:value-type="string">
            <text:p>0,84 - 1,04 - 1,26</text:p>
          </table:table-cell>
          <table:table-cell table:style-name="ce1" office:value-type="string">
            <text:p>0,60 - 0,77 - 1,02</text:p>
          </table:table-cell>
        </table:table-row>
        <table:table-row table:style-name="ro1">
          <table:table-cell table:number-columns-repeated="6"/>
          <table:table-cell office:value-type="float" office:value="0.999">
            <text:p>0,999</text:p>
          </table:table-cell>
          <table:table-cell table:style-name="ce1" office:value-type="string">
            <text:p>97,62 - 98,00 - 98,16</text:p>
          </table:table-cell>
          <table:table-cell table:style-name="ce1" office:value-type="string">
            <text:p>0,66 - 0,88 - 1,06</text:p>
          </table:table-cell>
          <table:table-cell table:style-name="ce1" office:value-type="string">
            <text:p>0,96 - 1,12 - 1,34</text:p>
          </table:table-cell>
        </table:table-row>
        <table:table-row table:style-name="ro1">
          <table:table-cell table:number-columns-repeated="6"/>
          <table:table-cell office:value-type="float" office:value="0.9995">
            <text:p>0,9995</text:p>
          </table:table-cell>
          <table:table-cell table:style-name="ce1" office:value-type="string">
            <text:p>97,62 - 97,94 - 98,12</text:p>
          </table:table-cell>
          <table:table-cell table:style-name="ce1" office:value-type="string">
            <text:p>0,64 - 0,85 - 1,04</text:p>
          </table:table-cell>
          <table:table-cell table:style-name="ce1" office:value-type="string">
            <text:p>0,98 - 1,21 - 1,4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11.06.2012</text:date>, <text:time>21:32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